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975cm" fo:margin-left="0.016cm" fo:margin-right="0.009cm" fo:margin-top="0cm" fo:margin-bottom="0cm" table:align="margins" style:writing-mode="lr-tb"/>
    </style:style>
    <style:style style:name="Tabela1.A" style:family="table-column">
      <style:table-column-properties style:column-width="14.975cm" style:rel-column-width="8490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0.018cm solid #00000a"/>
    </style:style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15cm" style:rel-column-width="65535*"/>
    </style:style>
    <style:style style:name="Tabela2.1" style:family="table-row">
      <style:table-row-properties style:min-row-height="0.794cm"/>
    </style:style>
    <style:style style:name="Tabela2.A1" style:family="table-cell">
      <style:table-cell-properties fo:padding="0.097cm" fo:border="0.002cm solid #000000"/>
    </style:style>
    <style:style style:name="Tabela3" style:family="table">
      <style:table-properties style:width="15cm" table:align="margins" style:writing-mode="lr-tb"/>
    </style:style>
    <style:style style:name="Tabela3.A" style:family="table-column">
      <style:table-column-properties style:column-width="15cm" style:rel-column-width="65535*"/>
    </style:style>
    <style:style style:name="Tabela3.A1" style:family="table-cell">
      <style:table-cell-properties fo:padding="0.097cm" fo:border="0.002cm solid #000000"/>
    </style:style>
    <style:style style:name="P1" style:family="paragraph" style:parent-style-name="List_20_Paragraph" style:list-style-name="WWNum2">
      <style:paragraph-properties fo:margin-top="0cm" fo:margin-bottom="0cm" fo:line-height="100%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/>
      <style:text-properties fo:color="#d99594" style:font-name="Arial1" fo:font-size="16pt" fo:font-weight="bold" style:font-size-asian="16pt" style:font-weight-asian="bold" style:font-name-complex="Arial2" style:font-size-complex="16pt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13.515cm"/>
        </style:tab-stops>
      </style:paragraph-properties>
    </style:style>
    <style:style style:name="P6" style:family="paragraph" style:parent-style-name="Standard">
      <style:paragraph-properties fo:margin-top="0cm" fo:margin-bottom="0cm" fo:line-height="100%"/>
      <style:text-properties style:font-name="Arial Unicode MS" style:font-name-asian="Arial Unicode MS1" style:font-name-complex="Arial Unicode MS1"/>
    </style:style>
    <style:style style:name="P7" style:family="paragraph" style:parent-style-name="Standard">
      <style:paragraph-properties fo:margin-top="0cm" fo:margin-bottom="0cm" fo:line-height="100%"/>
      <style:text-properties style:font-name="Arial Unicode MS" style:text-underline-style="solid" style:text-underline-width="auto" style:text-underline-color="font-color" style:font-name-asian="Arial Unicode MS1" style:font-name-complex="Arial Unicode MS1"/>
    </style:style>
    <style:style style:name="P8" style:family="paragraph" style:parent-style-name="Standard" style:master-page-name="Standard">
      <style:paragraph-properties fo:line-height="100%" style:page-number="auto"/>
      <style:text-properties style:font-name="Arial1" style:font-name-complex="Arial2"/>
    </style:style>
    <style:style style:name="T1" style:family="text">
      <style:text-properties fo:color="#d99594" style:font-name="Arial1" fo:font-size="16pt" style:text-underline-style="solid" style:text-underline-width="auto" style:text-underline-color="font-color" fo:font-weight="bold" style:font-size-asian="16pt" style:font-weight-asian="bold" style:font-name-complex="Arial2" style:font-size-complex="16pt"/>
    </style:style>
    <style:style style:name="T2" style:family="text">
      <style:text-properties style:font-name="Arial Unicode MS" style:font-name-asian="Arial Unicode MS1" style:font-name-complex="Arial Unicode M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><text:span text:style-name="T1"><text:s/>SSS Software System Specification</text:span></text:p>
      <text:p text:style-name="P3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list xml:id="list3488505785067963147" text:style-name="WWNum2">
              <text:list-header>
                <text:p text:style-name="P1"><text:span text:style-name="T2">SSS 01 - O sistema deve permitir que o vendedor acesse</text:span></text:p>
              </text:list-header>
            </text:list>
            <text:p text:style-name="P4"><text:span text:style-name="T2">as características dos produtos registrados na tabela de produtos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<text:span text:style-name="T2">SSS 02 - O sistema deve permitir que o vendedor verifique se o produto está cadastrado no portfólio de produtos da loja.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<text:span text:style-name="T2"><text:s/>Se o produto não <text:s text:c="2"/>estiver cadastrado, o sistema deve enviar uma mensagem ao vendedor informando que o produto não está cadastrado.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<text:span text:style-name="T2">SSS 03 - O sistema deve permitir que o atendente verifique se o cliente possui cadastro no sistema.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<text:span text:style-name="T2">Se o cliente já possuir cadastro, o sistema deve permitir que o atendente atualize as informações do cliente.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<text:span text:style-name="T2">Se o cliente não possuir cadastro, o sistema deve permitir que o atendente efetue o cadastro do cliente.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5"><text:span text:style-name="T2">SSS 04 - O sistema deve permitir que o atendente verifique se um pedido poderá ser atendido.<text:tab/>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<text:span text:style-name="T2">Se o pedido puder ser atendido, o sistema deve registrar os produtos solicitados pelo cliente no pedido.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<text:span text:style-name="T2">SSS 05 - O sistema deve permitir ao atendente efetuar o cancelamento do pedido.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<text:span text:style-name="T2">SSS 06 - O sistema deve permitir que o vendedor marque o pedido como finalizado.</text:span></text:p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<text:span text:style-name="T2">Se o cliente solicitar a entrega do pedido a domicílio, o sistema deve enviar o número do pedido ao e-mail do cliente.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<text:span text:style-name="T2">SSS 07- O sistema deve somar os valores dos produtos que estão contidos no pedido do cliente e informar ao atendente o valor total da compra.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<text:span text:style-name="T2">SSS 08- O sistema deve conter a opção de pagamento em débito.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<text:span text:style-name="T2">SSS 09- O sistema deve conter a opção de pagamento em crédito.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<text:span text:style-name="T2">SSS 10- O sistema deve conter a opção de pagamento em dinheiro.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<text:span text:style-name="T2">SSS 11- O sistema deve permitir que o atendente escolha a opção de pagamento solicitada pelo cliente.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<text:span text:style-name="T2">Se o pagamento for em cartão, o sistema deve permitir que o atendente insira o valor da compra.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ext:soft-page-break/>
        <table:table-row table:style-name="Tabela1.1">
          <table:table-cell table:style-name="Tabela1.A1" office:value-type="string">
            <text:p text:style-name="P4"><text:span text:style-name="T2">Se o pagamento for em dinheiro, o sistema deve permitir que o atendente insira o valor pago pelo cliente.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<text:span text:style-name="T2">Se o pagamento for em dinheiro, o sistema deve calcular o troco.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<text:span text:style-name="T2">Se o total das compras for igual ou maior que duzentos reais, o sistema deverá gerar um número de cupom.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<text:span text:style-name="T2">SSS 12- O sistema deve permitir que o vendedor acesse a agenda da nutricionista.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<text:span text:style-name="T2">Se houver data disponível para consulta, o sistema deve permitir que o atendente agende a consulta para o dia disponível.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<text:span text:style-name="T2">Se não houver data disponível para consulta, o sistema deve Informar ao atendente que a agenda está cheia.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<text:span text:style-name="T2">SSS 13- O sistema deve permitir que a nutricionista acesse o cadastro do cliente.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<text:span text:style-name="T2">SSS 14- O sistema deve permitir que o gerente verifique a quantidade de cada produto disponível no estoque.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<text:span text:style-name="T2">SSS 15- O sistema deve permitir que o gerente cadastre produtos na tabela de produtos(estoque).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<text:span text:style-name="T2">Se o produto já estiver cadastrado, o sistema deve permitir que suas informações sejam atualizadas.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<text:span text:style-name="T2">SSS 16- O sistema deve permitir que o gerente cadastre produtos na Tabela de produtos (portfólio</text:span><text:bookmark text:name="_GoBack"/><text:span text:style-name="T2">) da loja.</text:span>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4"><text:span text:style-name="T2">Se o produto já estiver cadastrado, o sistema deve permitir que suas informações sejam atualizadas.</text:span></text:p>
          </table:table-cell>
        </table:table-row>
        <table:table-row table:style-name="Tabela1.1">
          <table:table-cell table:style-name="Tabela1.A1" office:value-type="string">
            <text:p text:style-name="P7"/>
          </table:table-cell>
        </table:table-row>
      </table:table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4"><text:span text:style-name="T2">SSS 17- <text:s/>O sistema deve monitorar a validade dos produtos mensalmente</text:span></text:p>
          </table:table-cell>
        </table:table-row>
      </table:table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"><text:span text:style-name="T2">Se a data de validade menos a data atual for menor que 90 dias, o sistema deve emitir um alerta informando a data da validade do produto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sa2</meta:initial-creator>
    <dc:creator>Fábio  Santos</dc:creator>
    <meta:editing-cycles>3</meta:editing-cycles>
    <meta:creation-date>2018-10-16T01:01:00</meta:creation-date>
    <dc:date>2018-10-29T23:48:52.81</dc:date>
    <meta:editing-duration>PT14S</meta:editing-duration>
    <meta:generator>OpenOffice/4.1.5$Win32 OpenOffice.org_project/415m1$Build-9789</meta:generator>
    <meta:document-statistic meta:table-count="3" meta:image-count="0" meta:object-count="0" meta:page-count="2" meta:paragraph-count="33" meta:word-count="539" meta:character-count="30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